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solid" draw:fill-color="#000000" draw:fill-gradient-name="Gradient_20_33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100%" draw:opacity-name="Transparency_20_36" draw:textarea-horizontal-align="center" draw:textarea-vertical-align="middle" draw:shadow-opacity="100%"/>
    </style:style>
    <style:style style:name="gr3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4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gr8" style:family="graphic" style:parent-style-name="standard">
      <style:graphic-properties draw:stroke="none" draw:fill="solid" draw:fill-color="#ffffff" draw:fill-gradient-name="Gradient_20_1" draw:opacity="100%" draw:opacity-name="Transparency_20_38" draw:textarea-horizontal-align="center" draw:textarea-vertical-align="middle" draw:shadow-opacity="100%"/>
    </style:style>
    <style:style style:name="gr9" style:family="graphic" style:parent-style-name="standard">
      <style:graphic-properties draw:stroke="none" svg:stroke-width="0cm" svg:stroke-color="#c0c0c0" draw:marker-start-width="0.2cm" draw:marker-end-width="0.2cm" draw:fill="solid" draw:fill-color="#ffffff" draw:fill-gradient-name="Gradient_20_27" draw:fill-hatch-name="Black_20_0_20_Degrees" draw:opacity-name="Transparency_20_2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93cm" svg:height="3.993cm" svg:x="0.009cm" svg:y="0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662cm" svg:height="2.958cm" svg:x="0.174cm" svg:y="0.182cm" svg:viewBox="0 0 3663 2959" svg:d="m0 726c9-185 109-743 832-724h2102c337-29 729 341 729 702v-2c0 1545-3663 475-3663 2257z">
          <text:p/>
        </draw:path>
        <draw:custom-shape draw:style-name="gr3" draw:text-style-name="P1" draw:layer="layout" svg:width="0.52cm" svg:height="0.521cm" svg:x="1.572cm" svg:y="2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2cm" svg:height="0.522cm" svg:x="1.572cm" svg:y="1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04cm" svg:height="0.694cm" draw:transform="rotate (-1.57079632679579) translate (2.95896089542607cm 0.871372043880547cm)" svg:viewBox="0 0 1041 695" svg:d="m1041-5918c0 695-1041 695-1041 695 0 0 521 0 521-695z">
          <text:p/>
        </draw:path>
        <draw:path draw:style-name="gr5" draw:text-style-name="P1" draw:layer="layout" svg:width="0.692cm" svg:height="1.056cm" draw:transform="skewX (0.0202458193231304) rotate (-3.11855430746407) translate (3.65296522137884cm 1.91247225278605cm)" svg:viewBox="0 0 693 1057" svg:d="m693-3455c-695-16-693-537-693-537 0 0-2 1041 692 1057z">
          <text:p/>
        </draw:path>
        <draw:path draw:style-name="gr6" draw:text-style-name="P1" draw:layer="layout" svg:width="-0.693cm" svg:height="-1.04cm" svg:x="2.959cm" svg:y="2.955cm" svg:viewBox="0 0 -694 -1041" svg:d="m0-4869c694 0 694-1041 694-1041 0 0 0 520-694 520z">
          <text:p/>
        </draw:path>
        <draw:path draw:style-name="gr6" draw:text-style-name="P1" draw:layer="layout" svg:width="0.687cm" svg:height="0.538cm" draw:transform="skewX (0.0134390352403538) rotate (0.0274016692563058) translate (2.95733182944963cm 2.43440348174242cm)" svg:viewBox="0 0 688 539" svg:d="m0 5550c694 0 688 18 688 18 0 0 8-538-687-539z">
          <text:p/>
        </draw:path>
        <draw:path draw:style-name="gr7" draw:text-style-name="P1" draw:layer="layout" svg:width="1.04cm" svg:height="1.04cm" draw:transform="rotate (1.5707963267946) translate (0.355315537178999cm 2.95504929846438cm)" svg:viewBox="0 0 1041 1041" svg:d="m1041 711c0 1041-521 1041-521 1041 0 0-520 0-520-1041 0 695 520 695 520 0z">
          <text:p/>
        </draw:path>
        <draw:path draw:style-name="gr7" draw:text-style-name="P1" draw:layer="layout" svg:width="1.039cm" svg:height="1.067cm" draw:transform="skewX (0.0240855436775172) rotate (-3.11471458310968) translate (1.39682202131107cm 1.91394092512385cm)" svg:viewBox="0 0 1040 1068" svg:d="m1040-3354c-1042-28-1040-548-1040-548 0 0-3 1040 1039 1068z">
          <text:p/>
        </draw:path>
        <draw:custom-shape draw:style-name="gr1" draw:text-style-name="P1" draw:layer="layout" svg:width="3.993cm" svg:height="3.992cm" svg:x="0cm" svg:y="3.999cm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3.662cm" svg:height="2.958cm" draw:transform="rotate (-3.137752929236) translate (3.84261772440052cm 7.80004553965385cm)" svg:viewBox="0 0 3663 2959" svg:d="m3663-14904c-9-185-109-743-832-724h-2102c-337-29-729 341-729 702v-2c0 1545 3663 475 3663 2257z">
          <text:p/>
        </draw:path>
        <draw:custom-shape draw:style-name="gr3" draw:text-style-name="P1" draw:layer="layout" svg:width="0.52cm" svg:height="0.521cm" svg:x="1.568cm" svg:y="5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2cm" svg:height="0.522cm" svg:x="1.572cm" svg:y="6.25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1.041cm" svg:height="0.694cm" draw:transform="rotate (-1.5678292670674) translate (2.95844323062326cm 6.07303821361346cm)" svg:viewBox="0 0 1042 695" svg:d="m0-5880c1 695 1042 694 1042 694 0 0-521 0-522-695z">
          <text:p/>
        </draw:path>
        <draw:path draw:style-name="gr5" draw:text-style-name="P1" draw:layer="layout" svg:width="0.692cm" svg:height="1.057cm" draw:transform="skewX (-0.0211184839491274) rotate (-0.0202458193243171) translate (2.9592089867336cm 6.056312104102cm)" svg:viewBox="0 0 693 1058" svg:d="m0 12528c695-17 693-538 693-538 0 0 2 1041-692 1058z">
          <text:p/>
        </draw:path>
        <draw:path draw:style-name="gr6" draw:text-style-name="P1" draw:layer="layout" svg:width="0.693cm" svg:height="1.04cm" draw:transform="rotate (0.004363323129985) translate (2.26017973736531cm 5.03301688555894cm)" svg:viewBox="0 0 694 1041" svg:d="m693 11127c-694 0-693-1041-693-1041 0 0 0 520 694 520z">
          <text:p/>
        </draw:path>
        <draw:path draw:style-name="gr6" draw:text-style-name="P1" draw:layer="layout" svg:width="0.687cm" svg:height="0.539cm" draw:transform="skewX (-0.0153588974175472) rotate (3.11698351113608) translate (3.64278248746463cm 5.56795933067916cm)" svg:viewBox="0 0 688 540" svg:d="m688-10432c-694 0-688 18-688 18 0 0-7-538 688-539z">
          <text:p/>
        </draw:path>
        <draw:path draw:style-name="gr7" draw:text-style-name="P1" draw:layer="layout" svg:width="1.04cm" svg:height="1.04cm" draw:transform="rotate (1.57463605114899) translate (0.354405879178529cm 6.08110997939576cm)" svg:viewBox="0 0 1041 1041" svg:d="m0 662c0 1041 521 1041 521 1041 0 0 520 0 520-1041 0 695-520 695-520 0z">
          <text:p/>
        </draw:path>
        <draw:path draw:style-name="gr7" draw:text-style-name="P1" draw:layer="layout" svg:width="1.04cm" svg:height="1.067cm" draw:transform="skewX (-0.0249582083035142) rotate (-0.023038346127507) translate (0.355652944877701cm 6.05334909970079cm)" svg:viewBox="0 0 1041 1068" svg:d="m0 12635c1042-28 1041-548 1041-548 0 0 2 1040-1041 1068z">
          <text:p/>
        </draw:path>
        <draw:custom-shape draw:style-name="gr9" draw:text-style-name="P1" draw:layer="layout" svg:width="4.198cm" svg:height="4.086cm" svg:x="-0.096cm" svg:y="4.001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7" draw:display-name="Gradient 27" draw:style="radial" draw:cx="10%" draw:cy="10%" draw:start-color="#000000" draw:end-color="#ffffff" draw:start-intensity="100%" draw:end-intensity="100%" draw:border="0%"/>
    <draw:gradient draw:name="Gradient_20_28" draw:display-name="Gradient 28" draw:style="radial" draw:cx="10%" draw:cy="90%" draw:start-color="#000000" draw:end-color="#ffffff" draw:start-intensity="100%" draw:end-intensity="100%" draw:border="0%"/>
    <draw:gradient draw:name="Gradient_20_33" draw:display-name="Gradient 33" draw:style="linear" draw:start-color="#000000" draw:end-color="#ffffff" draw:start-intensity="100%" draw:end-intensity="15%" draw:angle="0" draw:border="0%"/>
    <draw:hatch draw:name="Black_20_0_20_Degrees" draw:display-name="Black 0 Degrees" draw:style="single" draw:color="#000000" draw:distance="0.102cm" draw:rotation="0"/>
    <draw:opacity draw:name="Transparency_20_21" draw:display-name="Transparency 21" draw:style="linear" draw:start="100%" draw:end="70%" draw:angle="1800" draw:border="30%"/>
    <draw:opacity draw:name="Transparency_20_36" draw:display-name="Transparency 36" draw:style="linear" draw:start="20%" draw:end="85%" draw:angle="1800" draw:border="50%"/>
    <draw:opacity draw:name="Transparency_20_37" draw:display-name="Transparency 37" draw:style="linear" draw:start="85%" draw:end="20%" draw:angle="0" draw:border="50%"/>
    <draw:opacity draw:name="Transparency_20_38" draw:display-name="Transparency 38" draw:style="linear" draw:start="20%" draw:end="85%" draw:angle="0" draw:border="5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cm" fo:margin-bottom="0.03cm" fo:margin-left="0.03cm" fo:margin-right="0.03cm" fo:page-width="4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1-10T18:05:51</dc:date>
    <dc:creator>Adrien-INRIA </dc:creator>
    <meta:editing-duration>PT01H45M19S</meta:editing-duration>
    <meta:editing-cycles>8</meta:editing-cycles>
    <meta:generator>OpenOffice.org/3.2$Linux OpenOffice.org_project/320m12$Build-9483</meta:generator>
    <meta:document-statistic meta:object-count="21"/>
  </office:meta>
</office:document-meta>
</file>